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f1e2" officeooo:paragraph-rsid="000af1e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0af1e2" officeooo:paragraph-rsid="000af1e2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cd253" officeooo:paragraph-rsid="000cd25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0eefab" officeooo:paragraph-rsid="000eefa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113b36" officeooo:paragraph-rsid="00113b3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16070c" officeooo:paragraph-rsid="0016070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160918" officeooo:paragraph-rsid="0016091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17ce4e" officeooo:paragraph-rsid="0017ce4e" style:font-weight-asian="bold" style:font-weight-complex="bold"/>
    </style:style>
    <style:style style:name="T1" style:family="text">
      <style:text-properties officeooo:rsid="000e26af"/>
    </style:style>
    <style:style style:name="T2" style:family="text">
      <style:text-properties fo:font-style="italic" style:text-underline-style="solid" style:text-underline-width="auto" style:text-underline-color="font-color" fo:font-weight="bold" officeooo:rsid="000e26af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efa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33e2" style:font-weight-asian="normal" style:font-weight-complex="normal"/>
    </style:style>
    <style:style style:name="T7" style:family="text">
      <style:text-properties fo:font-weight="normal" officeooo:rsid="0014b0da" style:font-weight-asian="normal" style:font-weight-complex="normal"/>
    </style:style>
    <style:style style:name="T8" style:family="text">
      <style:text-properties fo:font-weight="normal" officeooo:rsid="0016070c" style:font-weight-asian="normal" style:font-weight-complex="normal"/>
    </style:style>
    <style:style style:name="T9" style:family="text">
      <style:text-properties officeooo:rsid="0014b0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ando com Formulários</text:p>
      <text:p text:style-name="P2"/>
      <text:p text:style-name="P2"/>
      <text:p text:style-name="P3"><text:span text:style-name="T3">Formulário:</text:span> é um trecho do html que vai existir campos onde o usuário vai inserir informações., podendo ser um campo texto, um campo numero, um campo de múltipla seleção entre outros. <text:span text:style-name="T1">O formulário anda ao lado do servido, pois o mesmo coleta os dados fornecidos pelos usuário que ao clicar no botão enviar automaticamente os enviam através da internet diretamente para o servidor através da comunicação </text:span><text:span text:style-name="T2">Client X Server</text:span><text:span text:style-name="T1"> </text:span><text:span text:style-name="T4">que pode guardar ou não essas informações em um banco de dados.</text:span></text:p>
      <text:p text:style-name="P3"/>
      <text:p text:style-name="P4">Banco de dados:<text:span text:style-name="T5"> É uma aplicação que fica em um mesmo servidor ou em outro que tem a responsabilidade de armazena as informações.</text:span></text:p>
      <text:p text:style-name="P4"><text:span text:style-name="T5"/></text:p>
      <text:p text:style-name="P5"><text:span text:style-name="T5"><text:tab/>O formulário consiste na tag “&lt;form&gt;&lt;/form&gt;” que por sua vez abre e fecha e dentro dela são colocados os campos. </text:span><text:span text:style-name="T6">Para inserir campos no formulário vamos utilizar uma tag filha do da tag “&lt;form&gt;” que é a trag “&lt;input /&gt;” a mesma até aparece fora da tag &lt;form&gt; porém seriam em esporádicas vezes para ser utilizada via CSS..</text:span></text:p>
      <text:p text:style-name="P5"><text:span text:style-name="T6"/></text:p>
      <text:p text:style-name="P8"><text:span text:style-name="T5"/></text:p>
      <text:p text:style-name="P5"><text:span text:style-name="T6"/></text:p>
      <text:p text:style-name="P5">&lt;<text:span text:style-name="T9">input/&gt;:</text:span><text:span text:style-name="T7"> A tag coloca um campo na tela onde o usuário consegue digitar uma informação. </text:span><text:span text:style-name="T8">A referida tag vem acompanhada de alguns atributos como: “type” e “name” entre outros.</text:span></text:p>
      <text:p text:style-name="P5"><text:span text:style-name="T8"/></text:p>
      <text:p text:style-name="P6">type: <text:span text:style-name="T5">Define o tipo do campo que por exemplo pode ser “text”, “number” e “password” entre outros.</text:span></text:p>
      <text:p text:style-name="P6"><text:span text:style-name="T5">* text - Configura o campo do formulário para receber dados do tipo texto.</text:span></text:p>
      <text:p text:style-name="P7"><text:span text:style-name="T5">Ex.:</text:span></text:p>
      <text:p text:style-name="P7"><text:span text:style-name="T5"/></text:p>
      <text:p text:style-name="P7"><text:span text:style-name="T5">&lt;form&gt;</text:span></text:p>
      <text:p text:style-name="P7"><text:span text:style-name="T5"><text:tab/>Nome: &lt;input type=”text” /&gt;</text:span></text:p>
      <text:p text:style-name="P7"><text:span text:style-name="T5">&lt;/form&gt;</text:span></text:p>
      <text:p text:style-name="P7"><text:span text:style-name="T5"/></text:p>
      <text:p text:style-name="P6"><text:span text:style-name="T5">* number - Configura o campo do formulário para receber dados do tipo números</text:span></text:p>
      <text:p text:style-name="P7"><text:span text:style-name="T5">Ex.:</text:span></text:p>
      <text:p text:style-name="P7"><text:span text:style-name="T5"/></text:p>
      <text:p text:style-name="P7"><text:span text:style-name="T5">&lt;form&gt;</text:span></text:p>
      <text:p text:style-name="P7"><text:span text:style-name="T5"><text:tab/>Nome: &lt;input type=”number” /&gt;</text:span></text:p>
      <text:p text:style-name="P7"><text:span text:style-name="T5">&lt;/form&gt;</text:span></text:p>
      <text:p text:style-name="P7"><text:span text:style-name="T5"/></text:p>
      <text:p text:style-name="P6"><text:span text:style-name="T5">* password – Configura o campo do formulário para receber dados do tipo password, ou seja do tipo senha.</text:span></text:p>
      <text:p text:style-name="P7"><text:span text:style-name="T5">Ex.:</text:span></text:p>
      <text:p text:style-name="P7"><text:span text:style-name="T5"/></text:p>
      <text:p text:style-name="P7"><text:span text:style-name="T5">&lt;form&gt;</text:span></text:p>
      <text:p text:style-name="P7"><text:span text:style-name="T5"><text:tab/>Nome: &lt;input type=”password” <text:s/>/&gt;</text:span></text:p>
      <text:p text:style-name="P7"><text:span text:style-name="T5">&lt;/form&gt;</text:span></text:p>
      <text:p text:style-name="P7"><text:span text:style-name="T5"/></text:p>
      <text:p text:style-name="P8"><text:span text:style-name="T5">Exemplo da utilização da tag “&lt;input&gt;” e alguns atributos em um formulário</text:span></text:p>
      <text:p text:style-name="P8"><text:span text:style-name="T5"/></text:p>
      <text:p text:style-name="P8"><text:span text:style-name="T5">&lt;html&gt;</text:span></text:p>
      <text:p text:style-name="P8"><text:span text:style-name="T5"><text:tab/>&lt;head&gt;&lt;title&gt;Formuário de Cadastro&lt;/title&gt;</text:span></text:p>
      <text:p text:style-name="P8"><text:span text:style-name="T5"><text:tab/>&lt;body&gt;</text:span></text:p>
      <text:p text:style-name="P8"><text:soft-page-break/><text:span text:style-name="T5"><text:tab/><text:tab/>&lt;form&gt;</text:span></text:p>
      <text:p text:style-name="P8"><text:span text:style-name="T5"><text:tab/><text:tab/><text:tab/>Nome: &lt;input type=”text” name=”name” /&gt;&lt;br&gt;</text:span></text:p>
      <text:p text:style-name="P8"><text:span text:style-name="T5"><text:tab/><text:tab/><text:tab/>Idade: &lt;input type=”number” name=”age” /&gt;&lt;br&gt;</text:span></text:p>
      <text:p text:style-name="P8"><text:span text:style-name="T5"><text:tab/><text:tab/><text:tab/>Senha: &lt;input type=”password” name=”password” /&gt;&lt;br&gt;</text:span></text:p>
      <text:p text:style-name="P8"><text:span text:style-name="T5"><text:tab/><text:tab/><text:tab/>&lt;button type=”submit”&gt;Enviar&lt;/button&gt;</text:span></text:p>
      <text:p text:style-name="P8"><text:span text:style-name="T5"><text:tab/><text:tab/>&lt;/form&gt;</text:span></text:p>
      <text:p text:style-name="P8"><text:span text:style-name="T5"><text:tab/>&lt;/body&gt;</text:span></text:p>
      <text:p text:style-name="P8"><text:span text:style-name="T5">&lt;/html&gt;</text:span></text:p>
      <text:p text:style-name="P8"><text:span text:style-name="T5"/></text:p>
      <text:p text:style-name="P8"><text:span text:style-name="T5"/></text:p>
      <text:p text:style-name="P7"><text:span text:style-name="T5"/></text:p>
      <text:p text:style-name="P8"><text:span text:style-name="T6">N</text:span><text:span text:style-name="T5">a tag “&lt;form&gt;” podemos utilizar alguns atributos:</text:span></text:p>
      <text:p text:style-name="P8"><text:span text:style-name="T5"/></text:p>
      <text:p text:style-name="P8"><text:span text:style-name="T5">* name - Atributo que dá nome ao formulário</text:span></text:p>
      <text:p text:style-name="P8"><text:span text:style-name="T5">Ex.:</text:span></text:p>
      <text:p text:style-name="P8"><text:span text:style-name="T5"/></text:p>
      <text:p text:style-name="P8"><text:span text:style-name="T5">&lt;form name=”signup”&gt;</text:span></text:p>
      <text:p text:style-name="P8"><text:span text:style-name="T5">&lt;/form&gt;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6">name: <text:span text:style-name="T5">çlkjçlkjç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00:26:46.605262081</meta:creation-date>
    <dc:date>2022-12-14T01:29:00.766632438</dc:date>
    <meta:editing-duration>PT1H28M50S</meta:editing-duration>
    <meta:editing-cycles>10</meta:editing-cycles>
    <meta:generator>LibreOffice/7.4.2.3$Linux_X86_64 LibreOffice_project/40$Build-3</meta:generator>
    <meta:document-statistic meta:table-count="0" meta:image-count="0" meta:object-count="0" meta:page-count="2" meta:paragraph-count="39" meta:word-count="338" meta:character-count="2117" meta:non-whitespace-character-count="1793"/>
  </office:meta>
</office:document-meta>
</file>